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text-properties fo:font-size="12pt" officeooo:rsid="001e8d46" officeooo:paragraph-rsid="001e8d46" style:font-size-asian="12pt" style:font-size-complex="12pt"/>
    </style:style>
    <style:style style:name="P3" style:family="paragraph" style:parent-style-name="Standard">
      <style:text-properties fo:font-size="12pt" officeooo:rsid="001e8d46" officeooo:paragraph-rsid="00206a23" style:font-size-asian="12pt" style:font-size-complex="12pt"/>
    </style:style>
    <style:style style:name="P4" style:family="paragraph" style:parent-style-name="Standard">
      <style:text-properties fo:font-size="12pt" officeooo:rsid="001fb01e" officeooo:paragraph-rsid="00206a23" style:font-size-asian="12pt" style:font-size-complex="12pt"/>
    </style:style>
    <style:style style:name="P5" style:family="paragraph" style:parent-style-name="Standard">
      <style:text-properties fo:font-size="12pt" officeooo:rsid="00206a23" officeooo:paragraph-rsid="00206a23" style:font-size-asian="12pt" style:font-size-complex="12pt"/>
    </style:style>
    <style:style style:name="P6" style:family="paragraph" style:parent-style-name="Standard">
      <style:text-properties fo:font-size="12pt" officeooo:rsid="00206a23" officeooo:paragraph-rsid="00224362" style:font-size-asian="12pt" style:font-size-complex="12pt"/>
    </style:style>
    <style:style style:name="P7" style:family="paragraph" style:parent-style-name="Standard">
      <style:text-properties fo:font-size="12pt" officeooo:rsid="00224362" officeooo:paragraph-rsid="00224362" style:font-size-asian="12pt" style:font-size-complex="12pt"/>
    </style:style>
    <style:style style:name="P8" style:family="paragraph" style:parent-style-name="Standard">
      <style:text-properties fo:font-size="12pt" officeooo:rsid="00253837" officeooo:paragraph-rsid="00253837" style:font-size-asian="12pt" style:font-size-complex="12pt"/>
    </style:style>
    <style:style style:name="T1" style:family="text">
      <style:text-properties officeooo:rsid="001e8d46"/>
    </style:style>
    <style:style style:name="T2" style:family="text">
      <style:text-properties officeooo:rsid="001fb01e"/>
    </style:style>
    <style:style style:name="T3" style:family="text">
      <style:text-properties officeooo:rsid="00206a23"/>
    </style:style>
    <style:style style:name="T4" style:family="text">
      <style:text-properties officeooo:rsid="00224362"/>
    </style:style>
    <style:style style:name="T5" style:family="text">
      <style:text-properties officeooo:rsid="00226340"/>
    </style:style>
    <style:style style:name="T6" style:family="text">
      <style:text-properties officeooo:rsid="002737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新疆天文台<text:span text:style-name="T1">25</text:span>米碟形天线用于搜寻<text:span text:style-name="T1">FRB</text:span>信号的可行性分析</text:p>
      <text:p text:style-name="Standard"/>
      <text:p text:style-name="Standard"/>
      <text:p text:style-name="P2"><text:tab/>快速射电爆（Fast Radio Burst,FRB）是宇宙中发现的短暂但强度很高的天文信号.<text:span text:style-name="T2">FRB</text:span>信号没有周期性，目前世界范内围发现的十几个ＦＲＢ信号中均未被重复观测到．其发生地点非常遥远，一般发生在银河系外．<text:span text:style-name="T2">FRB的</text:span>物理发生机制目前有很多推论<text:span text:style-name="T2">，但尚未形成广泛认可的理论,</text:span>对于<text:span text:style-name="T2">FRB的探索可能会对宇宙中物理机制带来新的理解．</text:span></text:p>
      <text:p text:style-name="P4"><text:tab/>虽然目前已搜集到的<text:span text:style-name="T3">FRB信号并不多，但按照目前发现的FRB数目以及观测时间推算，每天会产生几千甚至上万次。所以大面积巡天工作对FRB的发现将会非常重要．位于</text:span>新疆天文台的<text:span text:style-name="T3">２５米大口径碟形射电天线具备良好的巡天能力，这将很有利于FRB的搜寻工作．</text:span></text:p>
      <text:p text:style-name="P2"><text:span text:style-name="T3">馈源设计：</text:span></text:p>
      <text:p text:style-name="P5"><text:tab/>（？～？）个双极化馈源</text:p>
      <text:p text:style-name="P3"><text:span text:style-name="T3"><text:tab/>该天线可配备多个馈源，进行多波束观测．这样可以增大天区观测面积，提高发现效率．</text:span></text:p>
      <text:p text:style-name="P5"><text:tab/>（具体情况不是很清楚，待补充）</text:p>
      <text:p text:style-name="P3">模拟接收机设计<text:span text:style-name="T3">：</text:span></text:p>
      <text:p text:style-name="P6"><text:tab/>馈源接收到的信号经过低噪声放大器<text:span text:style-name="T4">，多波束合成后接入接收机．</text:span>FRB是全频段信号，大的观测带宽会有助于信号的发现<text:span text:style-name="T4">．接收机拟采用1Ghz (500 Mhz)的带宽，8192个观测频点，这样可达到0.125Ｍhz（0.0625 Mhz）的频率分辨率．以1400Mhz(700 mhz)为中心频率,　实际观测带宽为900~1900Mhz. </text:span></text:p>
      <text:p text:style-name="P7"><text:tab/>FRB信号持续时间较短，一般为几毫秒，所以需要接收机有很高的时间分辨率<text:span text:style-name="T5">，我们拟采用0.１毫秒时间分辨率(GBT为1.02毫秒)．</text:span></text:p>
      <text:p text:style-name="P8">数字接收机设计：</text:p>
      <text:p text:style-name="P8"><text:tab/>由于不同频率的射电信号在星际介质中有不同的传播速度，在接收到的FRB信号频谱中将会出现散射现象(Dispersion)．即同一条频谱中高频部分先接收到，而低频部分后接收到．这种现象将会随着传播距离的增大越来越明显．由于FRB信号来自遥远的宇宙，其频谱较脉冲星有相当大的散射．为了筛选出FRB信号，我们需要在信号处理中将其退散射．这个过程可以在数字接收机中实现<text:span text:style-name="T6">．</text:span></text:p>
      <text:p text:style-name="P8"><text:tab/>在色散中每个传播距离值对应于一个<text:span text:style-name="T6">DM参数．</text:span>由于事先并不知道<text:span text:style-name="T6">FRB的传播距离，我们需要对一定DM范围的距离进行尝试性的退色散，然后沿频率方向求和，如果FRB信号存在，在某一个尝试DM处就会有一个峰值，在DM－时间的二维图中将会出现一个亮斑．数字接收机中增加一套预警装置，若退散射后出现大于某一个阈值的值就将该段数据存下来，进行后期的离线处理． </text:span></text:p>
      <text:p text:style-name="P8"/>
      <text:p text:style-name="P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12:19:54.471599742</meta:creation-date>
    <dc:date>2016-04-20T15:43:38.051077901</dc:date>
    <meta:editing-duration>PT2H53M9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851" meta:character-count="987" meta:non-whitespace-character-count="968"/>
  </office:meta>
</office:document-meta>
</file>